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30000001D908F74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officeooo:rsid="000ddc96" officeooo:paragraph-rsid="000ddc96"/>
    </style:style>
    <style:style style:name="P2" style:family="paragraph" style:parent-style-name="Standard">
      <style:paragraph-properties fo:margin-left="0cm" fo:margin-right="0cm" fo:text-align="start" style:justify-single-word="false" fo:text-indent="0cm" style:auto-text-indent="false"/>
      <style:text-properties fo:color="#000000" officeooo:paragraph-rsid="000ddc96"/>
    </style:style>
    <style:style style:name="P3" style:family="paragraph" style:parent-style-name="Standard">
      <style:paragraph-properties fo:margin-left="0cm" fo:margin-right="0cm" fo:text-align="start" style:justify-single-word="false" fo:text-indent="0cm" style:auto-text-indent="false"/>
      <style:text-properties fo:color="#000000" officeooo:rsid="000ddc96" officeooo:paragraph-rsid="000ddc96"/>
    </style:style>
    <style:style style:name="P4" style:family="paragraph" style:parent-style-name="Text_20_body">
      <style:text-properties officeooo:paragraph-rsid="000ddc96"/>
    </style:style>
    <style:style style:name="P5" style:family="paragraph" style:parent-style-name="Text_20_body">
      <style:text-properties officeooo:rsid="000ddc96" officeooo:paragraph-rsid="000ddc96"/>
    </style:style>
    <style:style style:name="P6" style:family="paragraph" style:parent-style-name="Text_20_body">
      <style:text-properties officeooo:rsid="0010575a" officeooo:paragraph-rsid="0010575a"/>
    </style:style>
    <style:style style:name="P7" style:family="paragraph" style:parent-style-name="Text_20_body">
      <style:text-properties officeooo:paragraph-rsid="0010575a"/>
    </style:style>
    <style:style style:name="P8" style:family="paragraph" style:parent-style-name="Text_20_body">
      <style:text-properties officeooo:rsid="00120398" officeooo:paragraph-rsid="00120398"/>
    </style:style>
    <style:style style:name="P9" style:family="paragraph" style:parent-style-name="Text_20_body">
      <style:text-properties officeooo:paragraph-rsid="00120398"/>
    </style:style>
    <style:style style:name="P10" style:family="paragraph" style:parent-style-name="Text_20_body">
      <style:text-properties officeooo:rsid="00118e6b" officeooo:paragraph-rsid="00120398"/>
    </style:style>
    <style:style style:name="P11" style:family="paragraph" style:parent-style-name="Text_20_body">
      <style:paragraph-properties fo:background-color="#dddddd">
        <style:background-image/>
      </style:paragraph-properties>
      <style:text-properties officeooo:rsid="000f808b" officeooo:paragraph-rsid="000f808b"/>
    </style:style>
    <style:style style:name="P12" style:family="paragraph" style:parent-style-name="Text_20_body">
      <style:paragraph-properties fo:background-color="#dddddd">
        <style:background-image/>
      </style:paragraph-properties>
      <style:text-properties officeooo:rsid="0010575a" officeooo:paragraph-rsid="0010575a"/>
    </style:style>
    <style:style style:name="P13" style:family="paragraph" style:parent-style-name="Text_20_body">
      <style:paragraph-properties fo:background-color="#dddddd">
        <style:background-image/>
      </style:paragraph-properties>
      <style:text-properties fo:font-weight="bold" officeooo:rsid="0010575a" officeooo:paragraph-rsid="0010575a" style:font-weight-asian="bold" style:font-weight-complex="bold"/>
    </style:style>
    <style:style style:name="P14" style:family="paragraph" style:parent-style-name="Text_20_body">
      <style:paragraph-properties fo:background-color="#dddddd">
        <style:background-image/>
      </style:paragraph-properties>
      <style:text-properties officeooo:rsid="00120398" officeooo:paragraph-rsid="00120398"/>
    </style:style>
    <style:style style:name="P15" style:family="paragraph" style:parent-style-name="Text_20_body">
      <style:paragraph-properties fo:background-color="transparent">
        <style:background-image/>
      </style:paragraph-properties>
      <style:text-properties officeooo:rsid="000f808b" officeooo:paragraph-rsid="000f808b"/>
    </style:style>
    <style:style style:name="P16" style:family="paragraph" style:parent-style-name="Text_20_body">
      <style:paragraph-properties fo:background-color="transparent">
        <style:background-image/>
      </style:paragraph-properties>
      <style:text-properties officeooo:rsid="0010575a" officeooo:paragraph-rsid="0010575a"/>
    </style:style>
    <style:style style:name="P17" style:family="paragraph" style:parent-style-name="Text_20_body">
      <style:paragraph-properties fo:background-color="transparent">
        <style:background-image/>
      </style:paragraph-properties>
      <style:text-properties officeooo:rsid="00120398" officeooo:paragraph-rsid="00120398"/>
    </style:style>
    <style:style style:name="P18" style:family="paragraph" style:parent-style-name="Text_20_body">
      <style:paragraph-properties fo:background-color="#eeeeee">
        <style:background-image/>
      </style:paragraph-properties>
      <style:text-properties officeooo:rsid="0010575a" officeooo:paragraph-rsid="0010575a"/>
    </style:style>
    <style:style style:name="P19" style:family="paragraph" style:parent-style-name="Title">
      <style:text-properties officeooo:paragraph-rsid="000ddc96"/>
    </style:style>
    <style:style style:name="P20" style:family="paragraph" style:parent-style-name="Heading_20_2">
      <style:text-properties officeooo:rsid="000ddc96" officeooo:paragraph-rsid="000ddc96"/>
    </style:style>
    <style:style style:name="P21" style:family="paragraph" style:parent-style-name="Heading_20_2">
      <style:text-properties officeooo:rsid="00120398" officeooo:paragraph-rsid="00120398"/>
    </style:style>
    <style:style style:name="P22" style:family="paragraph" style:parent-style-name="Heading_20_3">
      <style:text-properties officeooo:paragraph-rsid="0010575a"/>
    </style:style>
    <style:style style:name="T1" style:family="text">
      <style:text-properties officeooo:rsid="000ddc96"/>
    </style:style>
    <style:style style:name="T2" style:family="text">
      <style:text-properties fo:color="#2a00ff" style:font-name="Liberation Serif" fo:font-size="13pt" style:font-size-asian="13pt" style:font-size-complex="13pt"/>
    </style:style>
    <style:style style:name="T3" style:family="text">
      <style:text-properties style:font-name="Liberation Serif" fo:font-size="13pt" style:font-size-asian="13pt" style:font-size-complex="13pt"/>
    </style:style>
    <style:style style:name="T4" style:family="text">
      <style:text-properties style:font-name="Monospace" fo:font-size="10pt" style:font-size-asian="10pt"/>
    </style:style>
    <style:style style:name="T5" style:family="text">
      <style:text-properties fo:font-weight="bold" style:font-weight-asian="bold" style:font-weight-complex="bold"/>
    </style:style>
    <style:style style:name="T6" style:family="text">
      <style:text-properties officeooo:rsid="00120398"/>
    </style:style>
    <style:style style:name="T7" style:family="text">
      <style:text-properties officeooo:rsid="001208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egrating <text:span text:style-name="T1">Pivotal</text:span> with Teamchat</text:p>
      <text:p text:style-name="P4"/>
      <text:h text:style-name="P20" text:outline-level="2">Step-1: CREATING A USER ACCOUNT</text:h>
      <text:p text:style-name="P4"/>
      <text:p text:style-name="P2"><text:span text:style-name="T3">Follow the instructions given below.</text:span></text:p>
      <text:p text:style-name="P2"><text:span text:style-name="T3">Open your Pivotal account.</text:span></text:p>
      <text:p text:style-name="P2"><text:span text:style-name="T3">Click on your username in the top right.</text:span></text:p>
      <text:p text:style-name="P2"><text:span text:style-name="T3">Click on Profile.</text:span></text:p>
      <text:p text:style-name="P2"><text:span text:style-name="T3">Scroll down to API TOKEN. </text:span></text:p>
      <text:p text:style-name="P3"><text:span text:style-name="T3">Copy the api token from the api token field and use this to authenticate your account.</text:span></text:p>
      <text:p text:style-name="P2"/>
      <text:p text:style-name="P3"><text:span text:style-name="T3">Direct link to profile</text:span></text:p>
      <text:p text:style-name="P3"/>
      <text:p text:style-name="P3"><text:a xlink:type="simple" xlink:href="https://www.pivotaltracker.com/profile"><text:span text:style-name="T4">https://www.pivotaltracker.com/profile</text:span></text:a></text:p>
      <text:p text:style-name="P3"/>
      <text:p text:style-name="P3"/>
      <text:p text:style-name="P1"><text:span text:style-name="T2"/></text:p>
      <text:h text:style-name="P20" text:outline-level="2">Step-2: Creating database to save token and authentication</text:h>
      <text:p text:style-name="P4"/>
      <text:p text:style-name="P5">Pivotal does not have Oauth feature until the time of writing this document.So the authentication is done by saving the api token from the user.</text:p>
      <text:p text:style-name="P5">Create a database in order to save the users api token against its email id.Until the user logs out the database exists.</text:p>
      <text:p text:style-name="P5"/>
      <text:h text:style-name="P20" text:outline-level="2">Step-3: USING ACCESS TOKEN TO CALL FUNCTIONS</text:h>
      <text:p text:style-name="P4"/>
      <text:h text:style-name="Heading_20_3" text:outline-level="3">Create Project</text:h>
      <text:h text:style-name="Heading_20_3" text:outline-level="3"/>
      <text:p text:style-name="P6">Send a Post request to this url</text:p>
      <text:p text:style-name="P6">ENDPOINT :https://www.pivotaltracker.com/services/v5/</text:p>
      <text:p text:style-name="P11">/projects</text:p>
      <text:p text:style-name="P11">export TOKEN='your Pivotal Tracker API token'</text:p>
      <text:p text:style-name="P11">curl -X POST -H "X-TrackerToken: $TOKEN" -H "Content-Type: application/json" -d '{"name":"Executioner"}' "https://www.pivotaltracker.com/services/v5/projects"</text:p>
      <text:p text:style-name="P11">View Response</text:p>
      <text:p text:style-name="P11"><text:soft-page-break/>Successful responses to this request return the project resource.</text:p>
      <text:p text:style-name="P11">PARAMETERS</text:p>
      <text:p text:style-name="P11">no_owner boolean in the request body. </text:p>
      <text:p text:style-name="P11"><text:s/>— <text:s/>By default, the user whose credentials are supplied will be added as a project owner. To leave the project without this owner, supply the no_owner key.</text:p>
      <text:p text:style-name="P11"><text:s/></text:p>
      <text:p text:style-name="P11"><text:span text:style-name="T5">new_account_name</text:span> string[100] in the request body. </text:p>
      <text:p text:style-name="P11"><text:s/>— <text:s/>If specified, creates a new account with the specified name, and adds the new project to that account.</text:p>
      <text:p text:style-name="P11"><text:s/></text:p>
      <text:p text:style-name="P11"><text:span text:style-name="T5">create_sample </text:span>boolean in the request body. </text:p>
      <text:p text:style-name="P11"><text:s/>— <text:s/>Autogenerates a sample project that will allow you to get used to using Tracker.</text:p>
      <text:p text:style-name="P11"><text:s/></text:p>
      <text:p text:style-name="P11"><text:span text:style-name="T5">name</text:span> string[50] in the request body. </text:p>
      <text:p text:style-name="P11"><text:s/>— <text:s/>The name of the project.</text:p>
      <text:p text:style-name="P11"><text:s/></text:p>
      <text:p text:style-name="P11"><text:span text:style-name="T5">iteration_length</text:span> int in the request body. </text:p>
      <text:p text:style-name="P11"><text:s/>— <text:s/>The number of weeks in an iteration.</text:p>
      <text:p text:style-name="P11"><text:s/></text:p>
      <text:p text:style-name="P11"><text:span text:style-name="T5">week_start_day </text:span>enumerated string in the request body. </text:p>
      <text:p text:style-name="P11"><text:s/>— <text:s/>The day in the week the project's iterations are to start on.</text:p>
      <text:p text:style-name="P11">Valid enumeration values: Sunday, Monday, Tuesday, Wednesday, Thursday, Friday, Saturday</text:p>
      <text:p text:style-name="P11"><text:s/></text:p>
      <text:p text:style-name="P11"><text:span text:style-name="T5">point_scale</text:span> string[255] in the request body. </text:p>
      <text:p text:style-name="P11"><text:s/>— <text:s/>The specification for the "point scale" available for entering story estimates within the project. It is specified as a comma-delimited series of values--any value that would be acceptable on the Project Settings page of the Tracker web application may be used here. If an exact match to one of the built-in point scales, the project will use that point scale. If another comma-separated point-scale string is passed, it will be treated as a "custom" point scale. The built-in scales are "0,1,2,3", "0,1,2,4,8", and "0,1,2,3,5,8".</text:p>
      <text:p text:style-name="P11"><text:s/></text:p>
      <text:p text:style-name="P11"><text:span text:style-name="T5">bugs_and_chores_are_estimatable</text:span> boolean in the request body. </text:p>
      <text:p text:style-name="P11"><text:s/>— <text:s/>When true, Tracker will allow estimates to be set on Bug- and Chore-type stories. This is <text:soft-page-break/>strongly not recommended. Please see the FAQ for more information.</text:p>
      <text:p text:style-name="P11"><text:s/></text:p>
      <text:p text:style-name="P11"><text:span text:style-name="T5">automatic_planning</text:span> boolean in the request body. </text:p>
      <text:p text:style-name="P11"><text:s/>— <text:s/>When false, Tracker suspends the emergent planning of iterations based on the project's velocity, and allows users to manually control the set of unstarted stories included in the Current iteration. See the FAQ for more information.</text:p>
      <text:p text:style-name="P11"><text:s/></text:p>
      <text:p text:style-name="P11"><text:span text:style-name="T5">enable_tasks</text:span> boolean in the request body. </text:p>
      <text:p text:style-name="P11"><text:s/>— <text:s/>When true, Tracker allows individual tasks to be created and managed within each story in the project.</text:p>
      <text:p text:style-name="P11"><text:s/></text:p>
      <text:p text:style-name="P11"><text:span text:style-name="T5">start_date </text:span>date in the request body. </text:p>
      <text:p text:style-name="P11"><text:s/>— <text:s/>The first day that should be in an iteration of the project. If both this and "week_start_day" are supplied, they must be consistent. It is specified as a string in the format "YYYY-MM-DD" with "01" for January. If this is not supplied, it will remain blank (null), but "start_time" will have a default value based on the stories in the project. If a value is supplied for start_date, but that date is later than the accepted_at date of the earliest accepted story in your project, start_time will be based on the accepted_at date of the earliest accepted story.</text:p>
      <text:p text:style-name="P11"><text:s/></text:p>
      <text:p text:style-name="P11"><text:span text:style-name="T5">time_zone</text:span> time_zone in the request body. </text:p>
      <text:p text:style-name="P11"><text:s/>— <text:s/>The "native" time zone for the project, independent of the time zone(s) from which members of the project view or modify it.</text:p>
      <text:p text:style-name="P11"><text:s/></text:p>
      <text:p text:style-name="P11"><text:span text:style-name="T5">velocity_averaged_over</text:span> int in the request body. </text:p>
      <text:p text:style-name="P11"><text:s/>— <text:s/>The number of iterations that should be used when averaging the number of points of Done stories in order to compute the project's velocity.</text:p>
      <text:p text:style-name="P11"><text:s/></text:p>
      <text:p text:style-name="P11"><text:span text:style-name="T5">number_of_done_iterations_to_show</text:span> int in the request body. </text:p>
      <text:p text:style-name="P11"><text:s/>— <text:s/>There are areas within the Tracker UI and the API in which sets of stories automatically exclude the Done stories contained in older iterations. For example, in the web UI, the DONE panel doesn't necessarily show all Done stories by default, and provides a link to click to cause the full story set to be loaded/displayed. The value of this attribute is the maximum number of Done iterations that will be loaded/shown/included in these areas.</text:p>
      <text:p text:style-name="P11"><text:s/></text:p>
      <text:p text:style-name="P11"><text:span text:style-name="T5">description</text:span> string[140] in the request body. </text:p>
      <text:p text:style-name="P11"><text:soft-page-break/><text:s/>— <text:s/>A description of the project's content. Entered through the web UI on the Project Settings page.</text:p>
      <text:p text:style-name="P11"><text:s/></text:p>
      <text:p text:style-name="P11"><text:span text:style-name="T5">profile_content</text:span> string[65535] in the request body. </text:p>
      <text:p text:style-name="P11"><text:s/>— <text:s/>A long description of the project. This is displayed on the Project Overview page in the Tracker web UI.</text:p>
      <text:p text:style-name="P11"><text:s/></text:p>
      <text:p text:style-name="P11"><text:span text:style-name="T5">enable_incoming_emails</text:span> boolean in the request body. </text:p>
      <text:p text:style-name="P11"><text:s/>— <text:s/>When true, the project will accept incoming email responses to Tracker notification emails and convert them to comments on the appropriate stories.</text:p>
      <text:p text:style-name="P11"><text:s/></text:p>
      <text:p text:style-name="P11"><text:span text:style-name="T5">initial_velocity</text:span> int in the request body. </text:p>
      <text:p text:style-name="P11"><text:s/>— <text:s/>The number which should be used as the project's velocity when there are not enough recent iterations with Done stories for an actual velocity to be computed.</text:p>
      <text:p text:style-name="P11"><text:s/></text:p>
      <text:p text:style-name="P11"><text:span text:style-name="T5">project_type</text:span> string in the request body. </text:p>
      <text:p text:style-name="P11"><text:s/>— <text:s/>The project's type should be private, public, or demo.</text:p>
      <text:p text:style-name="P11"><text:s/></text:p>
      <text:p text:style-name="P11">public boolean in the request body. </text:p>
      <text:p text:style-name="P11"><text:s/>— <text:s/>When true, Tracker will allow any user on the web to view the content of the project. The project will not count toward the limits of a paid subscription, and may be included on Tracker's Public Projects listing page.</text:p>
      <text:p text:style-name="P11"><text:s/></text:p>
      <text:p text:style-name="P11"><text:span text:style-name="T5">atom_enabled</text:span> boolean in the request body. </text:p>
      <text:p text:style-name="P11"><text:s/>— <text:s/>When true, Tracker allows people to subscribe to the Atom (RSS, XML) feed of project changes.</text:p>
      <text:p text:style-name="P11"><text:s/></text:p>
      <text:p text:style-name="P11"><text:span text:style-name="T5">account_id </text:span>int in the request body. </text:p>
      <text:p text:style-name="P11"><text:s/>— <text:s/>The ID number for the account which contains the project.</text:p>
      <text:p text:style-name="P11"><text:s/></text:p>
      <text:p text:style-name="P11"><text:span text:style-name="T5">featured </text:span>boolean in the request body. </text:p>
      <text:p text:style-name="P11"><text:s/>— <text:s/>Whether or not the project will be included on Tracker's Featured Public Projects web page.</text:p>
      <text:p text:style-name="P11"><text:s/></text:p>
      <text:p text:style-name="P15">The new project is created with the currently-authenticated user as its original Owner. The server <text:soft-page-break/>will supply a default value for any optional parameter that the request doesn't include. The default values are not defined as part of the API--they may change from time to time without an increase in the current API version number. Additionally, new project attributes may be added at any time without advance notice. The client will know what values the server has supplied from the response to the request. If the value set for a project attribute is important to an application, it should be included explicitly in the request without relying on the server to supply the default.</text:p>
      <text:p text:style-name="P15"/>
      <text:h text:style-name="Heading_20_3" text:outline-level="3">Delete Project</text:h>
      <text:p text:style-name="Text_20_body"/>
      <text:p text:style-name="P6">Send a DELETE request to this url</text:p>
      <text:p text:style-name="P6">ENDPOINT :<text:a xlink:type="simple" xlink:href="https://www.pivotaltracker.com/services/v5/">https://www.pivotaltracker.com/services/v5/</text:a></text:p>
      <text:p text:style-name="P6"/>
      <text:p text:style-name="P18">/projects/{project_id}</text:p>
      <text:p text:style-name="P18">export TOKEN='your Pivotal Tracker API token'</text:p>
      <text:p text:style-name="P18">curl -X DELETE -H "X-TrackerToken: $TOKEN" -H "Content-Type: application/json" "https://www.pivotaltracker.com/services/v5/projects/99"</text:p>
      <text:p text:style-name="P18">View Response</text:p>
      <text:p text:style-name="P18">PARAMETERS</text:p>
      <text:p text:style-name="P18">project_id int in the request path. </text:p>
      <text:p text:style-name="P18">Required <text:s/>— <text:s/>The ID of the project.</text:p>
      <text:h text:style-name="P22" text:outline-level="3"><text:s/></text:h>
      <text:h text:style-name="P22" text:outline-level="3">Get Project</text:h>
      <text:p text:style-name="P7"/>
      <text:p text:style-name="P6">Get the project id by sending GET request</text:p>
      <text:p text:style-name="P6">Access a user's projects</text:p>
      <text:p text:style-name="P6"/>
      <text:p text:style-name="P18">ENDPOINT :<text:a xlink:type="simple" xlink:href="https://www.pivotaltracker.com/services/v5/">https://www.pivotaltracker.com/services/v5/</text:a></text:p>
      <text:p text:style-name="P18">/projects</text:p>
      <text:p text:style-name="P18">export TOKEN='your Pivotal Tracker API token'</text:p>
      <text:p text:style-name="P18">curl -X GET -H "X-TrackerToken: $TOKEN" "https://www.pivotaltracker.com/services/v5/projects"</text:p>
      <text:p text:style-name="P18">View Response</text:p>
      <text:p text:style-name="P18">export TOKEN='your Pivotal Tracker API token'</text:p>
      <text:p text:style-name="P18"><text:soft-page-break/>curl -X GET -H "X-TrackerToken: $TOKEN" "https://www.pivotaltracker.com/services/v5/projects?account_ids=1001"</text:p>
      <text:p text:style-name="P18">View Response</text:p>
      <text:p text:style-name="P18">Successful responses to this request return an array containing zero or more instances of the project resource.</text:p>
      <text:p text:style-name="P18">PARAMETERS</text:p>
      <text:p text:style-name="P18">account_ids string in the request query. </text:p>
      <text:p text:style-name="P18"><text:s/>— <text:s/>A comma separated list of account ids whose projects should be returned</text:p>
      <text:p text:style-name="P6"><text:s/></text:p>
      <text:h text:style-name="Heading_20_3" text:outline-level="3">Get Account</text:h>
      <text:p text:style-name="P6"/>
      <text:p text:style-name="P6">Get accounts by sending a get request to the following url.</text:p>
      <text:p text:style-name="P18">ENDPOINT :<text:a xlink:type="simple" xlink:href="https://www.pivotaltracker.com/services/v5/">https://www.pivotaltracker.com/services/v5/</text:a></text:p>
      <text:p text:style-name="P18"/>
      <text:p text:style-name="P18">/accounts</text:p>
      <text:p text:style-name="P18">export TOKEN='your Pivotal Tracker API token'</text:p>
      <text:p text:style-name="P18">curl -X GET -H "X-TrackerToken: $TOKEN" "https://www.pivotaltracker.com/services/v5/accounts"</text:p>
      <text:p text:style-name="P18">View Response</text:p>
      <text:p text:style-name="P18">Successful responses to this request return an array containing zero or more instances of the account resource.</text:p>
      <text:p text:style-name="P16"/>
      <text:h text:style-name="Heading_20_3" text:outline-level="3">Create Story</text:h>
      <text:p text:style-name="Text_20_body"/>
      <text:p text:style-name="P6">Send a POST request to this url</text:p>
      <text:p text:style-name="P6">ENDPOINT :<text:a xlink:type="simple" xlink:href="https://www.pivotaltracker.com/services/v5/">https://www.pivotaltracker.com/services/v5/</text:a></text:p>
      <text:p text:style-name="P6"/>
      <text:p text:style-name="P12">/projects/{project_id}/stories</text:p>
      <text:p text:style-name="P13">PARAMETERS</text:p>
      <text:p text:style-name="P12"><text:span text:style-name="T5">project_id</text:span> int in the request path. </text:p>
      <text:p text:style-name="P12">Required <text:s/>— <text:s/>The ID of the project.</text:p>
      <text:p text:style-name="P12"><text:s/></text:p>
      <text:p text:style-name="P12"><text:soft-page-break/><text:span text:style-name="T5">name </text:span>string[5000] in the request body. </text:p>
      <text:p text:style-name="P12">Required <text:s/>— <text:s/>Name of the story.</text:p>
      <text:p text:style-name="P12"><text:s/></text:p>
      <text:p text:style-name="P12"><text:span text:style-name="T5">description</text:span> string[20000] in the request body. </text:p>
      <text:p text:style-name="P12"><text:s/>— <text:s/>In-depth explanation of the story requirements.</text:p>
      <text:p text:style-name="P12"><text:s/></text:p>
      <text:p text:style-name="P12"><text:span text:style-name="T5">story_type</text:span> enumerated string in the request body. </text:p>
      <text:p text:style-name="P12"><text:s/>— <text:s/>Type of story.</text:p>
      <text:p text:style-name="P12">Valid enumeration values: feature, bug, chore, release</text:p>
      <text:p text:style-name="P12"><text:s/></text:p>
      <text:p text:style-name="P12"><text:span text:style-name="T5">current_state</text:span> enumerated string in the request body. </text:p>
      <text:p text:style-name="P12"><text:s/>— <text:s/>Story's state of completion.</text:p>
      <text:p text:style-name="P12">Valid enumeration values: accepted, delivered, finished, started, rejected, planned, unstarted, unscheduled</text:p>
      <text:p text:style-name="P12"><text:s/></text:p>
      <text:p text:style-name="P12"><text:span text:style-name="T5">estimate </text:span>float in the request body. </text:p>
      <text:p text:style-name="P12"><text:s/>— <text:s/>Point value of the story.</text:p>
      <text:p text:style-name="P12"><text:s/></text:p>
      <text:p text:style-name="P12"><text:span text:style-name="T5">accepted_at </text:span>datetime in the request body. </text:p>
      <text:p text:style-name="P12"><text:s/>— <text:s/>Acceptance time.</text:p>
      <text:p text:style-name="P12"><text:s/></text:p>
      <text:p text:style-name="P12"><text:span text:style-name="T5">deadline</text:span> datetime in the request body. </text:p>
      <text:p text:style-name="P12"><text:s/>— <text:s/>Due date/time (for a release-type story).</text:p>
      <text:p text:style-name="P12"><text:s/></text:p>
      <text:p text:style-name="P12"><text:span text:style-name="T5">requested_by_id </text:span>int in the request body. </text:p>
      <text:p text:style-name="P12"><text:s/>— <text:s/>The id of the person who requested the story.</text:p>
      <text:p text:style-name="P12"><text:s/></text:p>
      <text:p text:style-name="P12"><text:span text:style-name="T5">owned_by_id</text:span> int in the request body. </text:p>
      <text:p text:style-name="P12"><text:s/>— <text:s/>The id of the person who owns the story.</text:p>
      <text:p text:style-name="P12"><text:s/></text:p>
      <text:p text:style-name="P12"><text:span text:style-name="T5">owner_ids</text:span> List[int] in the request body. </text:p>
      <text:p text:style-name="P12"><text:soft-page-break/><text:s/>— <text:s/>IDs of the current story owners.</text:p>
      <text:p text:style-name="P12"><text:s/></text:p>
      <text:p text:style-name="P12"><text:span text:style-name="T5">labels </text:span>List[label] in the request body. </text:p>
      <text:p text:style-name="P12"><text:s/>— <text:s/>This parameter allows labels to be selected by content or to be created implicitly as part of the basic request. See the 'label_ids' attribute of the story resource. The labels' ids must not be included if creating a new one.</text:p>
      <text:p text:style-name="P12"><text:s/></text:p>
      <text:p text:style-name="P12"><text:span text:style-name="T5">label_ids</text:span> List[int] in the request body. </text:p>
      <text:p text:style-name="P12"><text:s/>— <text:s/>IDs of labels currently applied to story.</text:p>
      <text:p text:style-name="P12"><text:s/></text:p>
      <text:p text:style-name="P12"><text:span text:style-name="T5">tasks</text:span> List[task] in the request body. </text:p>
      <text:p text:style-name="P12"><text:s/>— <text:s/>This parameter allows creation of new tasks implicitly as part of the basic request. See the 'task_ids' attribute of the story resource for how the resources relate. See the parameters of the POST to /projects/{project_id}/stories/{story_id}/tasks operation for keys that can be included in the nested hash in the parameters. The nested tasks must not contain an id.</text:p>
      <text:p text:style-name="P12"><text:s/></text:p>
      <text:p text:style-name="P12"><text:span text:style-name="T5">follower_ids </text:span>List[int] in the request body. </text:p>
      <text:p text:style-name="P12"><text:s/>— <text:s/>IDs of people currently following the story.</text:p>
      <text:p text:style-name="P12"><text:s/></text:p>
      <text:p text:style-name="P12"><text:span text:style-name="T5">comments </text:span>List[comment] in the request body. </text:p>
      <text:p text:style-name="P12"><text:s/>— <text:s/>This parameter allows creation of new comments implicitly as part of the basic request. See the 'comment_ids' attribute of the story resource for how the resources relate. See the parameters of the POST to /projects/{project_id}/stories/{story_id}/comments operation for keys that can be included in the nested hash in the parameters. The nested comments must not contain an id.</text:p>
      <text:p text:style-name="P12"><text:s/></text:p>
      <text:p text:style-name="P12"><text:span text:style-name="T5">created_at</text:span> datetime in the request body. </text:p>
      <text:p text:style-name="P12"><text:s/>— <text:s/>Creation time.</text:p>
      <text:p text:style-name="P12"><text:s/></text:p>
      <text:p text:style-name="P12"><text:span text:style-name="T5">before_id</text:span> int in the request body. </text:p>
      <text:p text:style-name="P12"><text:s/>— <text:s/>ID of the story that the current story is located before. Null if story is last one in the project.</text:p>
      <text:p text:style-name="P12"><text:s/></text:p>
      <text:p text:style-name="P12"><text:span text:style-name="T5">after_id </text:span>int in the request body. </text:p>
      <text:p text:style-name="P12"><text:s/>— <text:s/>ID of the story that the current story is located after. Null if story is the first one in the project.</text:p>
      <text:p text:style-name="P12"><text:soft-page-break/><text:s/></text:p>
      <text:p text:style-name="P12"><text:span text:style-name="T5">integration_id</text:span> int in the request body. </text:p>
      <text:p text:style-name="P12"><text:s/>— <text:s/>ID of the integration API that is linked to this story.</text:p>
      <text:p text:style-name="P12"><text:s/></text:p>
      <text:p text:style-name="P12"><text:span text:style-name="T5">external_id</text:span> string[255] in the request body. </text:p>
      <text:p text:style-name="P12"><text:s/>— <text:s/>The integration's specific ID for the story.</text:p>
      <text:p text:style-name="P6"><text:s/></text:p>
      <text:h text:style-name="Heading_20_3" text:outline-level="3">Delete Story</text:h>
      <text:p text:style-name="Text_20_body"/>
      <text:p text:style-name="P6">Send a DELETE request to this url</text:p>
      <text:p text:style-name="P6">ENDPOINT :<text:a xlink:type="simple" xlink:href="https://www.pivotaltracker.com/services/v5/">https://www.pivotaltracker.com/services/v5/</text:a></text:p>
      <text:p text:style-name="P8"/>
      <text:p text:style-name="P14">/projects/{project_id}/stories/{story_id}</text:p>
      <text:p text:style-name="P14">export TOKEN='your Pivotal Tracker API token'</text:p>
      <text:p text:style-name="P14">export PROJECT_ID=99</text:p>
      <text:p text:style-name="P14">curl -X DELETE -H "X-TrackerToken: $TOKEN" -H "Content-Type: application/json" "https://www.pivotaltracker.com/services/v5/projects/$PROJECT_ID/stories/555"</text:p>
      <text:p text:style-name="P14">View Response</text:p>
      <text:p text:style-name="P14">PARAMETERS</text:p>
      <text:p text:style-name="P14"><text:span text:style-name="T5">project_id </text:span>int in the request path. </text:p>
      <text:p text:style-name="P14">Required <text:s/>— <text:s/>The ID of the project.</text:p>
      <text:p text:style-name="P14"><text:s/></text:p>
      <text:p text:style-name="P14"><text:span text:style-name="T5">story_id</text:span> int in the request path. </text:p>
      <text:p text:style-name="P14">Required <text:s/>— <text:s/>The ID of the story.</text:p>
      <text:p text:style-name="P17"><text:s/></text:p>
      <text:h text:style-name="P21" text:outline-level="2">Changes to be made incase porting to a new server.</text:h>
      <text:p text:style-name="P9"/>
      <text:p text:style-name="P10">There is a <text:span text:style-name="T6">class name database_handler</text:span>.In case of importing this to a new server and a new database change the database name , username and password in both <text:span text:style-name="T7">in the following line.</text:span></text:p>
      <text:p text:style-name="P10"><draw:frame draw:style-name="fr1" draw:name="Image1" text:anchor-type="paragraph" svg:width="17cm" svg:height="0.601cm" draw:z-index="0"><draw:image xlink:href="Pictures/10000000000003330000001D908F74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11:30:23.262069109</meta:creation-date>
    <dc:date>2015-07-22T12:27:45.877910360</dc:date>
    <meta:editing-duration>PT6M51S</meta:editing-duration>
    <meta:editing-cycles>1</meta:editing-cycles>
    <meta:document-statistic meta:table-count="0" meta:image-count="1" meta:object-count="0" meta:page-count="9" meta:paragraph-count="216" meta:word-count="1783" meta:character-count="12009" meta:non-whitespace-character-count="10155"/>
    <meta:generator>LibreOffice/4.2.3.3$Linux_X86_64 LibreOffice_project/420m0$Build-3</meta:generator>
  </office:meta>
</office:document-meta>
</file>